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6cm" fo:min-width="3.797cm" style:writing-mode="lr-tb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972cm" fo:min-width="4.58cm" style:writing-mode="lr-tb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019cm" fo:min-width="4.58cm" style:writing-mode="lr-tb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019cm" fo:min-width="4.58cm" style:writing-mode="lr-tb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703cm" fo:min-width="3.363cm" style:writing-mode="lr-tb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703cm" fo:min-width="3.363cm" style:writing-mode="lr-tb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703cm" fo:min-width="3.363cm" style:writing-mode="lr-tb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03cm" fo:min-width="3.363cm" style:writing-mode="lr-tb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703cm" fo:min-width="3.363cm" style:writing-mode="lr-tb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703cm" fo:min-width="3.363cm" style:writing-mode="lr-tb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703cm" fo:min-width="3.363cm" style:writing-mode="lr-tb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703cm" fo:min-width="3.363cm" style:writing-mode="lr-tb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703cm" fo:min-width="2.591cm" style:writing-mode="lr-tb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17cm" fo:min-width="2.565cm" style:writing-mode="lr-tb"/>
      <style:paragraph-properties style:writing-mode="lr-tb"/>
    </style:style>
    <style:style style:name="gr21" style:family="graphic" style:parent-style-name="objectwithoutfill">
      <style:graphic-properties draw:marker-end="Arrowheads_20_4" draw:marker-end-width="0.3cm" draw:fill="none" draw:textarea-vertical-align="middle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objectwithoutfill">
      <style:graphic-properties draw:marker-end="Arrowheads_20_8" draw:marker-end-width="0.3cm" draw:fill="none" draw:textarea-vertical-align="middle"/>
    </style:style>
    <style:style style:name="gr24" style:family="graphic" style:parent-style-name="objectwithoutfill">
      <style:graphic-properties draw:marker-end="Arrowheads_20_9" draw:marker-end-width="0.3cm" draw:fill="none" draw:textarea-vertical-align="middle"/>
    </style:style>
    <style:style style:name="gr25" style:family="graphic" style:parent-style-name="objectwithoutfill">
      <style:graphic-properties draw:marker-end="Arrowheads_20_10" draw:marker-end-width="0.3cm" draw:fill="none" draw:textarea-vertical-align="middle"/>
    </style:style>
    <style:style style:name="gr26" style:family="graphic" style:parent-style-name="objectwithoutfill">
      <style:graphic-properties draw:marker-end="Arrowheads_20_11" draw:marker-end-width="0.3cm" draw:fill="none" draw:textarea-vertical-align="middle"/>
    </style:style>
    <style:style style:name="gr27" style:family="graphic" style:parent-style-name="objectwithoutfill">
      <style:graphic-properties draw:marker-end="Arrowheads_20_12" draw:marker-end-width="0.3cm" draw:fill="none" draw:textarea-vertical-align="middle"/>
    </style:style>
    <style:style style:name="gr28" style:family="graphic" style:parent-style-name="objectwithoutfill">
      <style:graphic-properties draw:marker-end="Arrowheads_20_13" draw:marker-end-width="0.3cm" draw:fill="none" draw:textarea-vertical-align="middle"/>
    </style:style>
    <style:style style:name="gr29" style:family="graphic" style:parent-style-name="objectwithoutfill">
      <style:graphic-properties draw:marker-end="Arrowheads_20_14" draw:marker-end-width="0.3cm" draw:fill="none" draw:textarea-vertical-align="middle"/>
    </style:style>
    <style:style style:name="gr30" style:family="graphic" style:parent-style-name="objectwithoutfill">
      <style:graphic-properties draw:marker-end="Arrowheads_20_15" draw:marker-end-width="0.3cm" draw:fill="none" draw:textarea-vertical-align="middle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1.338cm" fo:min-width="4.58cm" style:writing-mode="lr-tb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33" style:family="graphic" style:parent-style-name="objectwithoutfill">
      <style:graphic-properties draw:marker-end="Arrowheads_20_16" draw:marker-end-width="0.3cm" draw:fill="none" draw:textarea-vertical-align="middle"/>
    </style:style>
    <style:style style:name="gr34" style:family="graphic" style:parent-style-name="objectwithoutfill">
      <style:graphic-properties draw:marker-end="Arrowheads_20_17" draw:marker-end-width="0.3cm" draw:fill="none" draw:textarea-vertical-align="middle"/>
    </style:style>
    <style:style style:name="gr35" style:family="graphic" style:parent-style-name="objectwithoutfill">
      <style:graphic-properties draw:marker-end="Arrowheads_20_18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1.31cm" fo:min-width="1.406cm" style:writing-mode="lr-tb"/>
      <style:paragraph-properties style:writing-mode="lr-tb"/>
    </style:style>
    <style:style style:name="gr37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1.319cm" fo:min-width="3.797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3cm" svg:height="1.27cm" svg:x="7.667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4" draw:id="id24" draw:layer="layout" svg:width="4.763cm" svg:height="1.27cm" svg:x="15.238cm" svg:y="27.43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4" draw:id="id4" draw:layer="layout" svg:width="5.08cm" svg:height="2.222cm" svg:x="12.748cm" svg:y="14.971cm">
          <text:p text:style-name="P3"><text:span text:style-name="T1">Create an Object (inputStream) that</text:span></text:p>
          <text:p text:style-name="P3"><text:span text:style-name="T1">deserializes data from a file (fileNa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5" draw:id="id5" draw:layer="layout" svg:width="5.08cm" svg:height="1.269cm" svg:x="1.636cm" svg:y="2.906cm">
          <text:p text:style-name="P3"><text:span text:style-name="T1">Get the new world width 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9" draw:id="id19" draw:layer="layout" svg:width="5.08cm" svg:height="1.27cm" svg:x="1.636cm" svg:y="24.814cm">
          <text:p text:style-name="P3"><text:span text:style-name="T1">Get the value of the unlock mode 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7" draw:id="id17" draw:layer="layout" svg:width="5.08cm" svg:height="1.27cm" svg:x="1.636cm" svg:y="21.639cm">
          <text:p text:style-name="P3"><text:span text:style-name="T1">Get the players crafted items 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5" draw:id="id15" draw:layer="layout" svg:width="5.08cm" svg:height="1.269cm" svg:x="1.636cm" svg:y="18.464cm">
          <text:p text:style-name="P3"><text:span text:style-name="T1">Get the players inventory 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13" draw:id="id13" draw:layer="layout" svg:width="5.08cm" svg:height="1.27cm" svg:x="1.636cm" svg:y="15.289cm">
          <text:p text:style-name="P3"><text:span text:style-name="T1">Get the players Y position 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11" draw:id="id11" draw:layer="layout" svg:width="5.08cm" svg:height="1.27cm" svg:x="1.636cm" svg:y="12.113cm">
          <text:p text:style-name="P3"><text:span text:style-name="T1">Get the players X position 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9" draw:id="id9" draw:layer="layout" svg:width="5.08cm" svg:height="0.953cm" svg:x="1.636cm" svg:y="9.255cm">
          <text:p text:style-name="P3"><text:span text:style-name="T1">Get the game world 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xml:id="id7" draw:id="id7" draw:layer="layout" svg:width="5.08cm" svg:height="1.27cm" svg:x="1.636cm" svg:y="6.081cm">
          <text:p text:style-name="P3"><text:span text:style-name="T1">Get the new world height 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xml:id="id20" draw:id="id20" draw:layer="layout" svg:width="6.349cm" svg:height="0.952cm" svg:x="1.636cm" svg:y="26.719cm">
          <text:p text:style-name="P3"><text:span text:style-name="T1">unlockMod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3" xml:id="id18" draw:id="id18" draw:layer="layout" svg:width="6.349cm" svg:height="0.952cm" svg:x="1.636cm" svg:y="23.227cm">
          <text:p text:style-name="P3"><text:span text:style-name="T1">craftedItem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3" xml:id="id16" draw:id="id16" draw:layer="layout" svg:width="6.349cm" svg:height="0.952cm" svg:x="1.637cm" svg:y="20.051cm">
          <text:p text:style-name="P3"><text:span text:style-name="T1">inventory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3" xml:id="id14" draw:id="id14" draw:layer="layout" svg:width="6.349cm" svg:height="0.952cm" svg:x="1.637cm" svg:y="16.877cm">
          <text:p text:style-name="P3"><text:span text:style-name="T1">playerY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3" xml:id="id12" draw:id="id12" draw:layer="layout" svg:width="6.349cm" svg:height="0.952cm" svg:x="1.636cm" svg:y="13.701cm">
          <text:p text:style-name="P3"><text:span text:style-name="T1">playerX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3" xml:id="id10" draw:id="id10" draw:layer="layout" svg:width="6.349cm" svg:height="0.952cm" svg:x="1.636cm" svg:y="10.526cm">
          <text:p text:style-name="P3"><text:span text:style-name="T1">worl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3" xml:id="id8" draw:id="id8" draw:layer="layout" svg:width="6.349cm" svg:height="0.952cm" svg:x="1.636cm" svg:y="7.669cm">
          <text:p text:style-name="P3"><text:span text:style-name="T1">NEW_WORLD_HEIGH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8" draw:text-style-name="P3" xml:id="id6" draw:id="id6" draw:layer="layout" svg:width="6.349cm" svg:height="0.952cm" svg:x="1.636cm" svg:y="4.493cm">
          <text:p text:style-name="P3"><text:span text:style-name="T1">NEW_WORLD_WIDTH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3" xml:id="id21" draw:id="id21" draw:layer="layout" svg:width="5.079cm" svg:height="0.952cm" svg:x="12.749cm" svg:y="17.511cm">
          <text:p text:style-name="P3"><text:span text:style-name="T1">inputStream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0" draw:text-style-name="P2" xml:id="id3" draw:id="id3" draw:layer="layout" svg:width="3.81cm" svg:height="0.952cm" svg:x="11.161cm" svg:y="13.701cm">
          <text:p text:style-name="P1">fileName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onnector draw:style-name="gr21" draw:text-style-name="P4" draw:layer="layout" svg:x1="10.048cm" svg:y1="2.27cm" svg:x2="10.843cm" svg:y2="4.204cm" draw:start-shape="id1" draw:end-shape="id2" draw:end-glue-point="5" svg:d="M10048 2270v1934h795" svg:viewBox="0 0 796 1935">
          <text:p/>
        </draw:connector>
        <draw:connector draw:style-name="gr22" draw:text-style-name="P1" draw:layer="layout" svg:x1="11.161cm" svg:y1="14.177cm" svg:x2="12.748cm" svg:y2="16.082cm" draw:start-shape="id3" draw:end-shape="id4" draw:end-glue-point="5" svg:d="M11161 14177h-501v1905h2088" svg:viewBox="0 0 2089 1906">
          <text:p/>
        </draw:connector>
        <draw:connector draw:style-name="gr22" draw:text-style-name="P1" draw:layer="layout" svg:x1="1.636cm" svg:y1="3.541cm" svg:x2="1.636cm" svg:y2="4.969cm" draw:start-shape="id5" draw:start-glue-point="5" draw:end-shape="id6" draw:end-glue-point="3" svg:d="M1636 3541h-502v1428h502" svg:viewBox="0 0 503 1429">
          <text:p/>
        </draw:connector>
        <draw:connector draw:style-name="gr22" draw:text-style-name="P1" draw:layer="layout" svg:x1="1.636cm" svg:y1="6.716cm" svg:x2="1.636cm" svg:y2="8.145cm" draw:start-shape="id7" draw:start-glue-point="5" draw:end-shape="id8" draw:end-glue-point="3" svg:d="M1636 6716h-502v1429h502" svg:viewBox="0 0 503 1430">
          <text:p/>
        </draw:connector>
        <draw:connector draw:style-name="gr22" draw:text-style-name="P1" draw:layer="layout" svg:x1="1.636cm" svg:y1="9.732cm" svg:x2="1.636cm" svg:y2="11.002cm" draw:start-shape="id9" draw:start-glue-point="5" draw:end-shape="id10" draw:end-glue-point="3" svg:d="M1636 9732h-502v1270h502" svg:viewBox="0 0 503 1271">
          <text:p/>
        </draw:connector>
        <draw:connector draw:style-name="gr22" draw:text-style-name="P1" draw:layer="layout" svg:x1="1.636cm" svg:y1="12.748cm" svg:x2="1.636cm" svg:y2="14.177cm" draw:start-shape="id11" draw:start-glue-point="5" draw:end-shape="id12" draw:end-glue-point="3" svg:d="M1636 12748h-502v1429h502" svg:viewBox="0 0 503 1430">
          <text:p/>
        </draw:connector>
        <draw:connector draw:style-name="gr22" draw:text-style-name="P1" draw:layer="layout" svg:x1="1.636cm" svg:y1="15.924cm" svg:x2="1.637cm" svg:y2="17.353cm" draw:start-shape="id13" draw:start-glue-point="5" draw:end-shape="id14" draw:end-glue-point="3" svg:d="M1636 15924h-501v1429h502" svg:viewBox="0 0 503 1430">
          <text:p/>
        </draw:connector>
        <draw:connector draw:style-name="gr22" draw:text-style-name="P1" draw:layer="layout" svg:x1="1.636cm" svg:y1="19.099cm" svg:x2="1.637cm" svg:y2="20.527cm" draw:start-shape="id15" draw:start-glue-point="5" draw:end-shape="id16" draw:end-glue-point="3" svg:d="M1636 19099h-501v1428h502" svg:viewBox="0 0 503 1429">
          <text:p/>
        </draw:connector>
        <draw:connector draw:style-name="gr22" draw:text-style-name="P1" draw:layer="layout" svg:x1="1.636cm" svg:y1="22.274cm" svg:x2="1.636cm" svg:y2="23.703cm" draw:start-shape="id17" draw:start-glue-point="5" draw:end-shape="id18" draw:end-glue-point="3" svg:d="M1636 22274h-502v1429h502" svg:viewBox="0 0 503 1430">
          <text:p/>
        </draw:connector>
        <draw:connector draw:style-name="gr22" draw:text-style-name="P1" draw:layer="layout" svg:x1="1.636cm" svg:y1="25.449cm" svg:x2="1.636cm" svg:y2="27.195cm" draw:start-shape="id19" draw:start-glue-point="5" draw:end-shape="id20" draw:end-glue-point="3" svg:d="M1636 25449h-502v1746h502" svg:viewBox="0 0 503 1747">
          <text:p/>
        </draw:connector>
        <draw:connector draw:style-name="gr22" draw:text-style-name="P1" draw:layer="layout" svg:x1="17.828cm" svg:y1="17.987cm" svg:x2="17.828cm" svg:y2="16.082cm" draw:start-shape="id21" draw:start-glue-point="1" draw:end-shape="id4" draw:end-glue-point="7" svg:d="M17828 17987h502v-1905h-502" svg:viewBox="0 0 503 1906">
          <text:p/>
        </draw:connector>
        <draw:connector draw:style-name="gr23" draw:text-style-name="P4" draw:layer="layout" svg:x1="12.749cm" svg:y1="17.987cm" svg:x2="6.716cm" svg:y2="3.541cm" draw:start-shape="id21" draw:start-glue-point="3" draw:end-shape="id5" draw:end-glue-point="7" svg:d="M12749 17987h-3016v-14446h-3017" svg:viewBox="0 0 6034 14447">
          <text:p/>
        </draw:connector>
        <draw:connector draw:style-name="gr24" draw:text-style-name="P4" draw:layer="layout" svg:x1="12.749cm" svg:y1="17.987cm" svg:x2="6.716cm" svg:y2="6.716cm" draw:start-shape="id21" draw:start-glue-point="3" draw:end-shape="id7" draw:end-glue-point="7" svg:d="M12749 17987h-3016v-11271h-3017" svg:viewBox="0 0 6034 11272">
          <text:p/>
        </draw:connector>
        <draw:connector draw:style-name="gr25" draw:text-style-name="P4" draw:layer="layout" svg:x1="12.749cm" svg:y1="17.987cm" svg:x2="6.716cm" svg:y2="9.732cm" draw:start-shape="id21" draw:start-glue-point="3" draw:end-shape="id9" draw:end-glue-point="7" svg:d="M12749 17987h-3016v-8255h-3017" svg:viewBox="0 0 6034 8256">
          <text:p/>
        </draw:connector>
        <draw:connector draw:style-name="gr26" draw:text-style-name="P4" draw:layer="layout" svg:x1="12.749cm" svg:y1="17.987cm" svg:x2="6.716cm" svg:y2="12.748cm" draw:start-shape="id21" draw:start-glue-point="3" draw:end-shape="id11" draw:end-glue-point="7" svg:d="M12749 17987h-3016v-5239h-3017" svg:viewBox="0 0 6034 5240">
          <text:p/>
        </draw:connector>
        <draw:connector draw:style-name="gr27" draw:text-style-name="P4" draw:layer="layout" svg:x1="12.749cm" svg:y1="17.987cm" svg:x2="6.716cm" svg:y2="15.924cm" draw:start-shape="id21" draw:start-glue-point="3" draw:end-shape="id13" svg:d="M12749 17987h-3016v-2063h-3017" svg:viewBox="0 0 6034 2064">
          <text:p/>
        </draw:connector>
        <draw:connector draw:style-name="gr28" draw:text-style-name="P4" draw:layer="layout" svg:x1="12.749cm" svg:y1="17.987cm" svg:x2="6.716cm" svg:y2="19.099cm" draw:start-shape="id21" draw:start-glue-point="3" draw:end-shape="id15" draw:end-glue-point="7" svg:d="M12749 17987h-3016v1112h-3017" svg:viewBox="0 0 6034 1113">
          <text:p/>
        </draw:connector>
        <draw:connector draw:style-name="gr29" draw:text-style-name="P4" draw:layer="layout" svg:x1="12.749cm" svg:y1="17.987cm" svg:x2="6.716cm" svg:y2="22.274cm" draw:start-shape="id21" draw:start-glue-point="3" draw:end-shape="id17" draw:end-glue-point="7" svg:d="M12749 17987h-3016v4287h-3017" svg:viewBox="0 0 6034 4288">
          <text:p/>
        </draw:connector>
        <draw:connector draw:style-name="gr30" draw:text-style-name="P4" draw:layer="layout" svg:x1="12.749cm" svg:y1="17.987cm" svg:x2="6.716cm" svg:y2="25.449cm" draw:start-shape="id21" draw:start-glue-point="3" draw:end-shape="id19" draw:end-glue-point="7" svg:d="M12749 17987h-3016v7462h-3017" svg:viewBox="0 0 6034 7463">
          <text:p/>
        </draw:connector>
        <draw:custom-shape draw:style-name="gr31" draw:text-style-name="P3" xml:id="id22" draw:id="id22" draw:layer="layout" svg:width="5.08cm" svg:height="1.588cm" svg:x="8.938cm" svg:y="25.765cm">
          <text:p text:style-name="P3"><text:span text:style-name="T1">Print INFO “Game state loaded from file: &lt;fileName&gt;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3" xml:id="id23" draw:id="id23" draw:layer="layout" svg:width="5.08cm" svg:height="1.27cm" svg:x="14.921cm" svg:y="25.448cm">
          <text:p text:style-name="P3"><text:span text:style-name="T1">Wait for player to</text:span></text:p>
          <text:p text:style-name="P3"><text:span text:style-name="T1">press E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4" draw:layer="layout" svg:x1="4.176cm" svg:y1="26.084cm" svg:x2="8.938cm" svg:y2="26.559cm" draw:start-shape="id19" draw:start-glue-point="6" draw:end-shape="id22" draw:end-glue-point="5" svg:d="M4176 26084v502h3652v-27h1110" svg:viewBox="0 0 4763 503">
          <text:p/>
        </draw:connector>
        <draw:connector draw:style-name="gr34" draw:text-style-name="P4" draw:layer="layout" svg:x1="14.018cm" svg:y1="26.559cm" svg:x2="14.921cm" svg:y2="26.083cm" draw:start-shape="id22" draw:start-glue-point="7" draw:end-shape="id23" draw:end-glue-point="5" svg:d="M14018 26559h452v-476h451" svg:viewBox="0 0 904 477">
          <text:p/>
        </draw:connector>
        <draw:connector draw:style-name="gr35" draw:text-style-name="P4" draw:layer="layout" svg:x1="17.461cm" svg:y1="26.718cm" svg:x2="17.62cm" svg:y2="27.431cm" draw:start-shape="id23" draw:start-glue-point="6" draw:end-shape="id24" draw:end-glue-point="4" svg:d="M17461 26718v357h159v356" svg:viewBox="0 0 160 714">
          <text:p/>
        </draw:connector>
        <draw:custom-shape draw:style-name="gr36" draw:text-style-name="P2" xml:id="id2" draw:id="id2" draw:layer="layout" svg:width="3.81cm" svg:height="3.118cm" svg:x="10.843cm" svg:y="2.645cm">
          <text:p text:style-name="P1">Try T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4" draw:layer="layout" svg:x1="12.748cm" svg:y1="5.763cm" svg:x2="15.288cm" svg:y2="14.971cm" draw:start-shape="id2" draw:start-glue-point="6" draw:end-shape="id4" draw:end-glue-point="4" svg:d="M12748 5763v4604h2540v4604" svg:viewBox="0 0 2541 9209">
          <text:p text:style-name="P1">On</text:p>
          <text:p text:style-name="P1">Success</text:p>
        </draw:connector>
        <draw:connector draw:style-name="gr38" draw:text-style-name="P4" draw:layer="layout" svg:x1="12.748cm" svg:y1="5.763cm" svg:x2="17.62cm" svg:y2="3.858cm" draw:start-shape="id2" draw:start-glue-point="6" draw:end-shape="id25" draw:end-glue-point="6" svg:d="M12748 5763v501h4872v-2406" svg:viewBox="0 0 4873 2407">
          <text:p text:style-name="P1"/>
          <text:p text:style-name="P1">On</text:p>
          <text:p text:style-name="P1">EXCEPTION</text:p>
        </draw:connector>
        <draw:custom-shape draw:style-name="gr39" draw:text-style-name="P3" xml:id="id25" draw:id="id25" draw:layer="layout" svg:width="4.763cm" svg:height="2.223cm" svg:x="15.238cm" svg:y="1.635cm">
          <text:p text:style-name="P3"><text:span text:style-name="T1">Print ERROR “Error while loading the game state: &lt;error message&gt;”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2" draw:display-name="Arrowheads 22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14T11:35:53.525941724</meta:creation-date>
    <dc:date>2023-09-20T21:30:31.649404945</dc:date>
    <dc:creator>Leopold Meinel</dc:creator>
    <meta:editing-duration>PT2H29M29S</meta:editing-duration>
    <meta:editing-cycles>12</meta:editing-cycles>
    <meta:generator>LibreOffice/7.5.6.2$Linux_X86_64 LibreOffice_project/50$Build-2</meta:generator>
    <meta:document-statistic meta:object-count="49"/>
  </office:meta>
</office:document-meta>
</file>